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2.35cm" fo:min-width="7.2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top" draw:auto-grow-height="false" fo:min-height="3.75cm" fo:min-width="7.2cm"/>
    </style:style>
    <style:style style:name="gr4" style:family="graphic" style:parent-style-name="standard">
      <style:graphic-properties draw:textarea-horizontal-align="justify" draw:textarea-vertical-align="top" draw:auto-grow-height="false" fo:min-height="2.95cm" fo:min-width="7.2cm"/>
    </style:style>
    <style:style style:name="gr5" style:family="graphic" style:parent-style-name="standard">
      <style:graphic-properties draw:textarea-horizontal-align="justify" draw:textarea-vertical-align="middle" draw:auto-grow-height="false" fo:min-height="1.024cm" fo:min-width="3.672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star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  <style:text-properties fo:font-weight="bold" style:font-weight-asian="bold" style:font-weight-complex="bold"/>
    </style:style>
    <style:style style:name="P4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custom-shape draw:style-name="gr1" draw:text-style-name="P1" xml:id="id1" draw:id="id1" draw:layer="layout" svg:width="7.7cm" svg:height="2.6cm" svg:x="41.756cm" svg:y="8.9cm">
          <text:p text:style-name="P1">Login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7.7cm" svg:height="2.6cm" svg:x="51.756cm" svg:y="8.9cm">
          <text:p text:style-name="P1">Register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curve" svg:x1="49.456cm" svg:y1="10.2cm" svg:x2="51.756cm" svg:y2="10.2cm" draw:start-shape="id1" draw:start-glue-point="1" draw:end-shape="id2" draw:end-glue-point="3" svg:d="M49456 10200h2300" svg:viewBox="0 0 2301 1">
          <text:p/>
        </draw:connector>
        <draw:custom-shape draw:style-name="gr1" draw:text-style-name="P3" xml:id="id3" draw:id="id3" draw:layer="layout" svg:width="7.7cm" svg:height="2.6cm" svg:x="41.756cm" svg:y="13.9cm">
          <text:p text:style-name="P3"><text:span text:style-name="T1">Welcome</text:span></text:p>
          <text:p text:style-name="P3"><text:span text:style-name="T2">Upcoming events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curve" svg:x1="45.606cm" svg:y1="11.5cm" svg:x2="45.606cm" svg:y2="13.9cm" draw:start-shape="id1" draw:start-glue-point="2" draw:end-shape="id3" draw:end-glue-point="0" svg:d="M45606 11500v2400" svg:viewBox="0 0 1 2401">
          <text:p/>
        </draw:connector>
        <draw:custom-shape draw:style-name="gr1" draw:text-style-name="P3" xml:id="id4" draw:id="id4" draw:layer="layout" svg:width="7.7cm" svg:height="2.6cm" svg:x="51.756cm" svg:y="16.9cm">
          <text:p text:style-name="P3"><text:span text:style-name="T1">Schedules</text:span></text:p>
          <text:p text:style-name="P3"><text:span text:style-name="T2">Existing user schedules</text:span></text:p>
          <text:p text:style-name="P3"><text:span text:style-name="T2">New Schedule (popup)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curve" svg:x1="49.456cm" svg:y1="15.2cm" svg:x2="51.756cm" svg:y2="18.2cm" draw:start-shape="id3" draw:start-glue-point="1" draw:end-shape="id4" draw:end-glue-point="3" svg:d="M49456 15200c1725 0 575 3000 2300 3000" svg:viewBox="0 0 2301 3001">
          <text:p/>
        </draw:connector>
        <draw:custom-shape draw:style-name="gr1" draw:text-style-name="P3" xml:id="id5" draw:id="id5" draw:layer="layout" svg:width="7.7cm" svg:height="2.6cm" svg:x="32.656cm" svg:y="16.9cm">
          <text:p text:style-name="P3"><text:span text:style-name="T1">Tasks</text:span></text:p>
          <text:p text:style-name="P3"><text:span text:style-name="T2">Existing tasks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curve" svg:x1="41.756cm" svg:y1="15.2cm" svg:x2="40.356cm" svg:y2="18.2cm" draw:start-shape="id3" draw:start-glue-point="3" draw:end-shape="id5" svg:d="M41756 15200c-1050 0-350 3000-1400 3000" svg:viewBox="0 0 1401 3001">
          <text:p/>
        </draw:connector>
        <draw:connector draw:style-name="gr2" draw:text-style-name="P2" draw:layer="layout" draw:type="curve" svg:x1="40.356cm" svg:y1="18.2cm" svg:x2="51.756cm" svg:y2="18.2cm" draw:start-shape="id5" draw:start-glue-point="1" draw:end-shape="id4" draw:end-glue-point="3" svg:d="M40356 18200h11400" svg:viewBox="0 0 11401 1">
          <text:p/>
        </draw:connector>
        <draw:custom-shape draw:style-name="gr1" draw:text-style-name="P3" xml:id="id6" draw:id="id6" draw:layer="layout" svg:width="7.7cm" svg:height="2.6cm" svg:x="51.756cm" svg:y="24.6cm">
          <text:p text:style-name="P3"><text:span text:style-name="T1">Current Schedule</text:span></text:p>
          <text:p text:style-name="P3"><text:span text:style-name="T2">CRUD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curve" svg:x1="55.606cm" svg:y1="19.5cm" svg:x2="55.606cm" svg:y2="24.6cm" draw:start-shape="id4" draw:start-glue-point="2" draw:end-shape="id6" draw:end-glue-point="0" svg:d="M55606 19500v5100" svg:viewBox="0 0 1 5101">
          <text:p/>
        </draw:connector>
        <draw:custom-shape draw:style-name="gr3" draw:text-style-name="P3" xml:id="id7" draw:id="id7" draw:layer="layout" svg:width="7.7cm" svg:height="4cm" svg:x="31.356cm" svg:y="24.1cm">
          <text:p text:style-name="P3"><text:span text:style-name="T1">C</text:span><text:span text:style-name="T1">u</text:span><text:span text:style-name="T1">rr</text:span><text:span text:style-name="T1">e</text:span><text:span text:style-name="T1">n</text:span><text:span text:style-name="T1">t </text:span><text:span text:style-name="T1">T</text:span><text:span text:style-name="T1">a</text:span><text:span text:style-name="T1">s</text:span><text:span text:style-name="T1">k</text:span></text:p>
          <text:p text:style-name="P3"><text:span text:style-name="T2">C</text:span><text:span text:style-name="T2">R</text:span><text:span text:style-name="T2">U</text:span><text:span text:style-name="T2">D</text:span></text:p>
          <text:p text:style-name="P3"><text:span text:style-name="T2">T</text:span><text:span text:style-name="T2">itl</text:span><text:span text:style-name="T2">e</text:span></text:p>
          <text:p text:style-name="P3"><text:span text:style-name="T2">C</text:span><text:span text:style-name="T2">o</text:span><text:span text:style-name="T2">n</text:span><text:span text:style-name="T2">t</text:span><text:span text:style-name="T2">e</text:span><text:span text:style-name="T2">n</text:span><text:span text:style-name="T2">t</text:span></text:p>
          <text:p text:style-name="P3"><text:span text:style-name="T2">S</text:span><text:span text:style-name="T2">c</text:span><text:span text:style-name="T2">h</text:span><text:span text:style-name="T2">e</text:span><text:span text:style-name="T2">d</text:span><text:span text:style-name="T2">ul</text:span><text:span text:style-name="T2">e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curve" svg:x1="39.056cm" svg:y1="26.1cm" svg:x2="51.756cm" svg:y2="25.9cm" draw:start-shape="id7" draw:start-glue-point="1" draw:end-shape="id6" draw:end-glue-point="3" svg:d="M39056 26100c9525 0 3175-200 12700-200" svg:viewBox="0 0 12701 201">
          <text:p/>
        </draw:connector>
        <draw:custom-shape draw:style-name="gr1" draw:text-style-name="P3" xml:id="id8" draw:id="id8" draw:layer="layout" svg:width="7.7cm" svg:height="2.6cm" svg:x="32.656cm" svg:y="20.6cm">
          <text:p text:style-name="P3"><text:span text:style-name="T1">New Task</text:span></text:p>
          <text:p text:style-name="P3"><text:span text:style-name="T2">Create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curve" svg:x1="36.506cm" svg:y1="19.5cm" svg:x2="36.506cm" svg:y2="20.6cm" draw:start-shape="id5" draw:start-glue-point="2" draw:end-shape="id8" draw:end-glue-point="0" svg:d="M36506 19500v1100" svg:viewBox="0 0 1 1101">
          <text:p/>
        </draw:connector>
        <draw:connector draw:style-name="gr2" draw:text-style-name="P2" draw:layer="layout" draw:type="curve" svg:x1="32.656cm" svg:y1="18.2cm" svg:x2="31.356cm" svg:y2="26.1cm" draw:start-shape="id5" draw:start-glue-point="3" draw:end-shape="id7" draw:end-glue-point="3" svg:d="M32656 18200c-2701 0-2051 7900-1300 7900" svg:viewBox="0 0 1957 7901">
          <text:p/>
        </draw:connector>
        <draw:custom-shape draw:style-name="gr1" draw:text-style-name="P3" xml:id="id9" draw:id="id9" draw:layer="layout" svg:width="7.7cm" svg:height="2.6cm" svg:x="65.3cm" svg:y="13.9cm">
          <text:p text:style-name="P3"><text:span text:style-name="T1">Admin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curve" svg:x1="49.456cm" svg:y1="15.2cm" svg:x2="65.3cm" svg:y2="15.2cm" draw:start-shape="id3" draw:start-glue-point="1" draw:end-shape="id9" draw:end-glue-point="3" svg:d="M49456 15200h15844" svg:viewBox="0 0 15845 1">
          <text:p/>
        </draw:connector>
        <draw:custom-shape draw:style-name="gr1" draw:text-style-name="P3" xml:id="id10" draw:id="id10" draw:layer="layout" svg:width="7.7cm" svg:height="2.6cm" svg:x="65.3cm" svg:y="18.9cm">
          <text:p text:style-name="P3"><text:span text:style-name="T1">List Schedule</text:span></text:p>
          <text:p text:style-name="P3"><text:span text:style-name="T2">By user</text:span></text:p>
          <text:p text:style-name="P3"><text:span text:style-name="T2">By date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curve" svg:x1="69.15cm" svg:y1="16.5cm" svg:x2="69.15cm" svg:y2="18.9cm" draw:start-shape="id9" draw:start-glue-point="2" draw:end-shape="id10" svg:d="M69150 16500v2400" svg:viewBox="0 0 1 2401">
          <text:p/>
        </draw:connector>
        <draw:custom-shape draw:style-name="gr4" draw:text-style-name="P3" xml:id="id12" draw:id="id12" draw:layer="layout" svg:width="7.7cm" svg:height="3.2cm" svg:x="51.8cm" svg:y="34.6cm">
          <text:p text:style-name="P3"><text:span text:style-name="T1">Guest</text:span></text:p>
          <text:p text:style-name="P3"><text:span text:style-name="T2">Current schedule</text:span></text:p>
          <text:p text:style-name="P3"><text:span text:style-name="T2">No CRUD</text:span></text:p>
          <text:p text:style-name="P3"><text:span text:style-name="T2">No Navba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11" draw:id="id11" draw:layer="layout" svg:width="5.9cm" svg:height="1.8cm" svg:x="52.7cm" svg:y="30.8cm">
          <text:p text:style-name="P4">Public lin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type="curve" svg:x1="55.65cm" svg:y1="32.6cm" svg:x2="55.65cm" svg:y2="34.6cm" draw:start-shape="id11" draw:start-glue-point="8" draw:end-shape="id12" svg:d="M55650 32600v2000" svg:viewBox="0 0 1 2001">
          <text:p/>
        </draw:connector>
        <draw:connector draw:style-name="gr6" draw:text-style-name="P2" draw:layer="layout" draw:type="curve" svg:x1="55.606cm" svg:y1="27.2cm" svg:x2="55.65cm" svg:y2="30.8cm" draw:start-shape="id6" draw:start-glue-point="2" draw:end-shape="id11" draw:end-glue-point="4" svg:d="M55606 27200c0 2700 44 900 44 3600" svg:viewBox="0 0 45 36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0cm" fo:page-height="3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3T11:07:23.724143126</meta:creation-date>
    <dc:date>2019-04-23T11:31:40.188132799</dc:date>
    <meta:editing-duration>PT24M14S</meta:editing-duration>
    <meta:editing-cycles>5</meta:editing-cycles>
    <meta:generator>LibreOffice/6.0.7.3$Linux_X86_64 LibreOffice_project/00m0$Build-3</meta:generator>
    <meta:document-statistic meta:object-count="25"/>
  </office:meta>
</office:document-meta>
</file>